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svg:stroke-color="#333333" draw:stroke-linejoin="round" draw:fill-color="#fc7800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dddddd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333333" draw:stroke-linejoin="round" draw:fill-color="#27a565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6" style:family="graphic" style:parent-style-name="standard" style:list-style-name="L1">
      <style:graphic-properties svg:stroke-color="#333333" draw:stroke-linejoin="round" draw:fill-color="#dddddd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JetBrainsMono NF ExtraBold" fo:font-size="14pt" style:font-size-asian="14pt" style:font-size-complex="14pt"/>
    </style:style>
    <style:style style:name="P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style:font-name="JetBrainsMono NF ExtraBold" fo:font-size="14pt" style:font-size-asian="14pt" style:font-size-complex="14pt"/>
    </style:style>
    <style:style style:name="P6" style:family="paragraph">
      <loext:graphic-properties draw:fill-color="#fc7800"/>
      <style:paragraph-properties fo:margin-left="0cm" fo:margin-right="0cm" fo:margin-top="0cm" fo:margin-bottom="0cm" fo:line-height="100%" fo:text-align="center" fo:text-indent="0cm" style:writing-mode="lr-tb"/>
      <style:text-properties fo:color="#ffffff" loext:opacity="100%" style:font-name="JetBrainsMono NF ExtraBold" fo:font-size="14pt" style:font-size-asian="14pt" style:font-size-complex="14pt"/>
    </style:style>
    <style:style style:name="P7" style:family="paragraph">
      <style:paragraph-properties fo:text-align="center"/>
      <style:text-properties fo:color="#ffffff" loext:opacity="100%" style:font-name="JetBrainsMono NF ExtraBold" fo:font-size="14pt" style:font-size-asian="14pt" style:font-size-complex="14pt"/>
    </style:style>
    <style:style style:name="P8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P9" style:family="paragraph">
      <style:paragraph-properties fo:text-align="center"/>
      <style:text-properties fo:color="#111111" loext:opacity="100%" style:font-name="JetBrainsMono NF ExtraBold" fo:font-size="14pt" style:font-size-asian="9pt" style:font-size-complex="9pt"/>
    </style:style>
    <style:style style:name="P1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4pt" style:font-size-asian="9pt" style:font-size-complex="9pt"/>
    </style:style>
    <style:style style:name="P11" style:family="paragraph">
      <style:paragraph-properties fo:text-align="center"/>
      <style:text-properties fo:color="#111111" loext:opacity="100%" style:font-name="JetBrainsMono NF ExtraBold" fo:font-size="9pt" style:font-size-asian="9pt" style:font-size-complex="9pt"/>
    </style:style>
    <style:style style:name="P12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9pt" style:font-size-asian="9pt" style:font-size-complex="9pt"/>
    </style:style>
    <style:style style:name="P13" style:family="paragraph">
      <style:paragraph-properties fo:text-align="center"/>
      <style:text-properties fo:color="#111111" loext:opacity="100%" style:font-name="JetBrainsMono NF ExtraBold" fo:font-size="7pt" style:font-size-asian="14pt" style:font-size-complex="14pt"/>
    </style:style>
    <style:style style:name="P14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7pt" style:font-size-asian="14pt" style:font-size-complex="14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7pt" style:font-size-asian="7pt" style:font-size-complex="7pt"/>
    </style:style>
    <style:style style:name="P16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7pt" style:font-size-asian="7pt" style:font-size-complex="7pt"/>
    </style:style>
    <style:style style:name="P17" style:family="paragraph">
      <style:paragraph-properties fo:text-align="center"/>
      <style:text-properties fo:color="#111111" loext:opacity="100%" style:font-name="JetBrainsMono NF ExtraBold" fo:font-size="8pt" style:font-size-asian="8pt" style:font-size-complex="8pt"/>
    </style:style>
    <style:style style:name="P18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8pt" style:font-size-complex="8pt"/>
    </style:style>
    <style:style style:name="P19" style:family="paragraph">
      <style:paragraph-properties fo:text-align="center"/>
      <style:text-properties fo:color="#111111" loext:opacity="100%" style:font-name="JetBrainsMono NF ExtraBold" fo:font-size="10pt" style:font-size-asian="12pt" style:font-size-complex="12pt"/>
    </style:style>
    <style:style style:name="P2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2pt" style:font-size-complex="12pt"/>
    </style:style>
    <style:style style:name="P21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14pt" style:font-size-asian="14pt" style:font-size-complex="14pt"/>
    </style:style>
    <style:style style:name="P22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3" style:family="paragraph">
      <loext:graphic-properties draw:fill-color="#27a565"/>
      <style:paragraph-properties fo:text-align="center" style:writing-mode="lr-tb"/>
      <style:text-properties fo:color="#111111" loext:opacity="100%" style:font-name="JetBrainsMono NF ExtraBold" fo:font-size="14pt" style:font-size-asian="14pt" style:font-size-complex="14pt"/>
    </style:style>
    <style:style style:name="P24" style:family="paragraph">
      <style:paragraph-properties fo:text-align="center"/>
      <style:text-properties fo:color="#ffffff" loext:opacity="100%" style:font-name="JetBrainsMono NF ExtraBold" fo:font-size="10pt" style:font-size-asian="14pt" style:font-size-complex="14pt"/>
    </style:style>
    <style:style style:name="P25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0pt" style:font-size-asian="14pt" style:font-size-complex="14pt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4pt" style:font-size-asian="14pt" style:font-size-complex="14pt"/>
    </style:style>
    <style:style style:name="P2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JetBrainsMono NF ExtraBold" fo:font-size="8pt" style:font-size-asian="8pt" style:font-size-complex="8pt"/>
    </style:style>
    <style:style style:name="P2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8pt" style:font-size-asian="8pt" style:font-size-complex="8pt"/>
    </style:style>
    <style:style style:name="P29" style:family="paragraph">
      <style:paragraph-properties fo:text-align="center"/>
      <style:text-properties fo:color="#111111" loext:opacity="100%" style:font-name="JetBrainsMono NF ExtraBold" fo:font-size="8pt" style:font-size-asian="14pt" style:font-size-complex="14pt"/>
    </style:style>
    <style:style style:name="P3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8pt" style:font-size-asian="14pt" style:font-size-complex="14pt"/>
    </style:style>
    <style:style style:name="P31" style:family="paragraph">
      <style:paragraph-properties fo:text-align="center"/>
      <style:text-properties fo:color="#ffffff" loext:opacity="100%" style:font-name="JetBrainsMono NF ExtraBold" fo:font-size="8pt" style:font-size-asian="8pt" style:font-size-complex="8pt"/>
    </style:style>
    <style:style style:name="P32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8pt" style:font-size-asian="8pt" style:font-size-complex="8pt"/>
    </style:style>
    <style:style style:name="P33" style:family="paragraph">
      <style:paragraph-properties fo:text-align="center"/>
      <style:text-properties fo:color="#ffffff" loext:opacity="100%" style:font-name="JetBrainsMono NF ExtraBold" fo:font-size="6pt" style:font-size-asian="6pt" style:font-size-complex="6pt"/>
    </style:style>
    <style:style style:name="P34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6pt" style:font-size-asian="6pt" style:font-size-complex="6pt"/>
    </style:style>
    <style:style style:name="P35" style:family="paragraph">
      <style:paragraph-properties fo:text-align="center"/>
      <style:text-properties fo:color="#ffffff" loext:opacity="100%" style:font-name="JetBrainsMono NF ExtraBold" fo:font-size="7pt" style:font-size-asian="7pt" style:font-size-complex="7pt"/>
    </style:style>
    <style:style style:name="P36" style:family="paragraph">
      <loext:graphic-properties draw:fill-color="#fc7800"/>
      <style:paragraph-properties fo:text-align="center" style:writing-mode="lr-tb"/>
      <style:text-properties fo:color="#ffffff" loext:opacity="100%" style:font-name="JetBrainsMono NF ExtraBold" fo:font-size="7pt" style:font-size-asian="7pt" style:font-size-complex="7pt"/>
    </style:style>
    <style:style style:name="P3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8" style:family="paragraph">
      <loext:graphic-properties draw:fill-color="#dddddd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JetBrainsMono NF ExtraBold" fo:font-size="10pt" style:font-size-asian="14pt" style:font-size-complex="14pt"/>
    </style:style>
    <style:style style:name="P39" style:family="paragraph">
      <style:paragraph-properties fo:text-align="center"/>
      <style:text-properties fo:color="#111111" loext:opacity="100%" style:font-name="JetBrainsMono NF ExtraBold" fo:font-size="10pt" style:font-size-asian="14pt" style:font-size-complex="14pt"/>
    </style:style>
    <style:style style:name="P40" style:family="paragraph">
      <loext:graphic-properties draw:fill-color="#dddddd"/>
      <style:paragraph-properties fo:text-align="center" style:writing-mode="lr-tb"/>
      <style:text-properties fo:color="#111111" loext:opacity="100%" style:font-name="JetBrainsMono NF ExtraBold" fo:font-size="10pt" style:font-size-asian="14pt" style:font-size-complex="14pt"/>
    </style:style>
    <style:style style:name="P41" style:family="paragraph">
      <loext:graphic-properties draw:fill-color="#27a565"/>
      <style:paragraph-properties fo:text-align="center" style:writing-mode="lr-tb"/>
      <style:text-properties fo:color="#ffffff" loext:opacity="100%" style:font-name="JetBrainsMono NF ExtraBold" fo:font-size="14pt" style:font-size-asian="14pt" style:font-size-complex="14pt"/>
    </style:style>
    <style:style style:name="T1" style:family="text">
      <style:text-properties fo:color="#111111" loext:opacity="100%" style:font-name="JetBrainsMono NF ExtraBold" fo:font-size="14pt" style:font-size-asian="14pt" style:font-size-complex="14pt"/>
    </style:style>
    <style:style style:name="T2" style:family="text">
      <style:text-properties fo:color="#111111" loext:opacity="100%" style:font-name="JetBrainsMono NF ExtraBold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ffffff" loext:opacity="100%" style:font-name="JetBrainsMono NF ExtraBold" fo:font-size="14pt" style:font-size-asian="14pt" style:font-size-complex="14pt"/>
    </style:style>
    <style:style style:name="T4" style:family="text">
      <style:text-properties fo:color="#ffffff" loext:opacity="100%" style:font-name="JetBrainsMono NF ExtraBold" fo:font-size="6pt" style:font-size-asian="6pt" style:font-size-complex="6pt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JetBrainsMono NF ExtraBold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loext:opacity="100%" style:text-outline="false" style:text-line-through-style="none" style:text-line-through-type="none" style:font-name="JetBrainsMono NF ExtraBold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111111" loext:opacity="100%" style:font-name="JetBrainsMono NF ExtraBold" fo:font-size="14pt" style:font-size-asian="9pt" style:font-size-complex="9pt"/>
    </style:style>
    <style:style style:name="T8" style:family="text">
      <style:text-properties fo:color="#111111" loext:opacity="100%" style:font-name="JetBrainsMono NF ExtraBold" fo:font-size="9pt" style:font-size-asian="9pt" style:font-size-complex="9pt"/>
    </style:style>
    <style:style style:name="T9" style:family="text">
      <style:text-properties fo:color="#111111" loext:opacity="100%" style:font-name="JetBrainsMono NF ExtraBold" fo:font-size="7pt" style:font-size-asian="14pt" style:font-size-complex="14pt"/>
    </style:style>
    <style:style style:name="T10" style:family="text">
      <style:text-properties fo:color="#111111" loext:opacity="100%" style:font-name="JetBrainsMono NF ExtraBold" fo:font-size="7pt" style:font-size-asian="7pt" style:font-size-complex="7pt"/>
    </style:style>
    <style:style style:name="T11" style:family="text">
      <style:text-properties fo:color="#111111" loext:opacity="100%" style:font-name="JetBrainsMono NF ExtraBold" fo:font-size="10pt" style:font-size-asian="12pt" style:font-size-complex="12pt"/>
    </style:style>
    <style:style style:name="T12" style:family="text">
      <style:text-properties fo:color="#ffffff" loext:opacity="100%" style:font-name="JetBrainsMono NF ExtraBold" fo:font-size="10pt" style:font-size-asian="14pt" style:font-size-complex="14pt"/>
    </style:style>
    <style:style style:name="T13" style:family="text">
      <style:text-properties fo:color="#111111" loext:opacity="100%" style:font-name="JetBrainsMono NF ExtraBold" fo:font-size="8pt" style:font-size-asian="8pt" style:font-size-complex="8pt"/>
    </style:style>
    <style:style style:name="T14" style:family="text">
      <style:text-properties fo:color="#111111" loext:opacity="100%" style:font-name="JetBrainsMono NF ExtraBold" fo:font-size="8pt" style:font-size-asian="14pt" style:font-size-complex="14pt"/>
    </style:style>
    <style:style style:name="T15" style:family="text">
      <style:text-properties fo:color="#111111" loext:opacity="100%" style:font-name="JetBrainsMono NF ExtraBold" fo:font-size="14pt" fo:letter-spacing="-0.03cm" style:font-size-asian="6pt" style:font-size-complex="6pt"/>
    </style:style>
    <style:style style:name="T16" style:family="text">
      <style:text-properties fo:color="#ffffff" loext:opacity="100%" style:font-name="JetBrainsMono NF ExtraBold" fo:font-size="8pt" style:font-size-asian="8pt" style:font-size-complex="8pt"/>
    </style:style>
    <style:style style:name="T17" style:family="text">
      <style:text-properties fo:color="#ffffff" loext:opacity="100%" style:font-name="JetBrainsMono NF ExtraBold" fo:font-size="7pt" style:font-size-asian="7pt" style:font-size-complex="7pt"/>
    </style:style>
    <style:style style:name="T18" style:family="text">
      <style:text-properties fo:color="#111111" loext:opacity="100%" style:font-name="JetBrainsMono NF ExtraBold" fo:font-size="10pt" style:font-size-asian="14pt" style:font-size-complex="14pt"/>
    </style:style>
    <style:style style:name="T19" style:family="text">
      <style:text-properties fo:font-variant="normal" fo:text-transform="none" fo:color="#111111" loext:opacity="100%" style:text-outline="false" style:text-line-through-style="none" style:text-line-through-type="none" style:font-name="JetBrainsMono NF ExtraBold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111111" loext:opacity="100%" style:font-name="JetBrainsMono NF ExtraBold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6.3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4" draw:layer="layout" svg:width="1.2cm" svg:height="1.2cm" svg:x="5.025cm" svg:y="1.5cm">
          <text:p text:style-name="P3"><text:span text:style-name="T2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5.025cm" svg:y="2.775cm">
          <text:p text:style-name="P5"><text:span text:style-name="T3">N</text:span></text:p>
          <text:p text:style-name="P5"><text:span text:style-name="T4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3.75cm" svg:y="2.4cm">
          <text:p text:style-name="P5"><text:span text:style-name="T3">E</text:span></text:p>
          <text:p text:style-name="P5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.6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8" draw:layer="layout" svg:width="1.2cm" svg:height="1.2cm" svg:x="2.475cm" svg:y="2.7cm">
          <text:p text:style-name="P7"><text:span text:style-name="T3">S</text:span></text:p>
          <text:p text:style-name="P7"><text:span text:style-name="T4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.2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6" draw:layer="layout" svg:width="1.2cm" svg:height="1.2cm" svg:x="1.2cm" svg:y="3.525cm">
          <text:p text:style-name="P5"><text:span text:style-name="T3">A</text:span></text:p>
          <text:p text:style-name="P5"><text:span text:style-name="T4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6.8cm" svg:y="3.525cm">
          <text:p text:style-name="P5"><text:span text:style-name="T3">U</text:span></text:p>
          <text:p text:style-name="P5"><text:span text:style-name="T4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5.525cm" svg:y="2.7cm">
          <text:p text:style-name="P5"><text:span text:style-name="T3">I</text:span></text:p>
          <text:p text:style-name="P5"><text:span text:style-name="T4">gu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.975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4.25cm" svg:y="2.4cm">
          <text:p text:style-name="P5"><text:span text:style-name="T3">T</text:span></text:p>
          <text:p text:style-name="P5"><text:span text:style-name="T4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6" draw:layer="layout" svg:width="1.2cm" svg:height="1.2cm" svg:x="12.975cm" svg:y="2.775cm">
          <text:p text:style-name="P5"><text:span text:style-name="T5">R</text:span></text:p>
          <text:p text:style-name="P5"><text:span text:style-name="T6">shif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.9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0" draw:layer="layout" svg:width="1.2cm" svg:height="1.2cm" svg:x="11.7cm" svg:y="3.225cm">
          <text:p text:style-name="P9"><text:span text:style-name="T7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6.8cm" svg:y="4.8cm">
          <text:p text:style-name="P11"><text:span text:style-name="T8">F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325cm" svg:y="5.625cm">
          <text:p text:style-name="P13"><text:span text:style-name="T9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6.6cm" svg:y="5.55cm">
          <text:p text:style-name="P13"><text:span text:style-name="T9">Spac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7.875cm" svg:y="5.475cm">
          <text:p text:style-name="P15"><text:span text:style-name="T10">Es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125cm" svg:y="5.475cm">
          <text:p text:style-name="P13"><text:span text:style-name="T9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1.4cm" svg:y="5.55cm">
          <text:p text:style-name="P13"><text:span text:style-name="T9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675cm" svg:y="5.625cm">
          <text:p text:style-name="P17"><text:span text:style-name="T9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3.3cm" svg:height="0.6cm" svg:x="0.6cm" svg:y="0cm">
          <text:p text:style-name="P19"><text:span text:style-name="T11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6.95cm">
          <text:p text:style-name="P1"><text:span text:style-name="T1">!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8.225cm">
          <text:p text:style-name="P1"><text:span text:style-name="T1">?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6.5cm">
          <text:p text:style-name="P1"><text:span text:style-name="T1">&g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7.775cm">
          <text:p text:style-name="P1"><text:span text:style-name="T1">/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19.05cm">
          <text:p text:style-name="P21"><text:span text:style-name="T1">$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6.125cm">
          <text:p text:style-name="P1"><text:span text:style-name="T1">=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7.4cm">
          <text:p text:style-name="P1"><text:span text:style-name="T1">*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18.675cm">
          <text:p text:style-name="P21"><text:span text:style-name="T1">%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6.425cm">
          <text:p text:style-name="P1"><text:span text:style-name="T1">&lt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7.7cm">
          <text:p text:style-name="P1"><text:span text:style-name="T1">+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18.975cm">
          <text:p text:style-name="P21"><text:span text:style-name="T1">^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7.25cm">
          <text:p text:style-name="P1"><text:span text:style-name="T1">~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8.525cm">
          <text:p text:style-name="P1"><text:span text:style-name="T1">\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9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7.25cm">
          <text:p text:style-name="P1"><text:span text:style-name="T1">#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8.5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6.42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7.7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18.97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6.125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7.4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18.67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6.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7.77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19.05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6.95cm">
          <text:p text:style-name="P1"><text:span text:style-name="T1">£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18.225cm">
          <text:p text:style-name="P1"><text:span text:style-name="T1">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19.8cm">
          <text:p text:style-name="P1"><text:span text:style-name="T1">°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0.625cm">
          <text:p text:style-name="P1"><text:span text:style-name="T1">-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0.5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0.475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0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1.4cm" svg:y="20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20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15cm">
          <text:p text:style-name="P24"><text:span text:style-name="T12">Nume</text:span><text:span text:style-name="T12">ric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6.3cm" svg:y="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10.725cm">
          <text:p text:style-name="P1"><text:span text:style-name="T1">`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9cm">
          <text:p text:style-name="P1"><text:span text:style-name="T1">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10.275cm">
          <text:p text:style-name="P21"><text:span text:style-name="T1">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11.55cm">
          <text:p text:style-name="P1"><text:span text:style-name="T1">}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8.625cm">
          <text:p text:style-name="P1"><text:span text:style-name="T1">&amp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9.9cm">
          <text:p text:style-name="P1"><text:span text:style-name="T1">‘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11.175cm">
          <text:p text:style-name="P1"><text:span text:style-name="T1">|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8.925cm">
          <text:p text:style-name="P21"><text:span text:style-name="T1">[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0.2cm">
          <text:p text:style-name="P1"><text:span text:style-name="T1">(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11.475cm">
          <text:p text:style-name="P1"><text:span text:style-name="T1">{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9.75cm">
          <text:p text:style-name="P1"><text:span text:style-name="T1">@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1.025cm">
          <text:p text:style-name="P1"><text:span text:style-name="T1">“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12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9.75cm">
          <text:p text:style-name="P17"><text:span text:style-name="T13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22" draw:layer="layout" svg:width="1.2cm" svg:height="1.2cm" svg:x="16.8cm" svg:y="11.025cm">
          <text:p text:style-name="P26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22" draw:layer="layout" svg:width="1.2cm" svg:height="1.2cm" svg:x="15.525cm" svg:y="8.925cm">
          <text:p text:style-name="P26"><text:span text:style-name="T14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22" draw:layer="layout" svg:width="1.2cm" svg:height="1.2cm" svg:x="15.525cm" svg:y="10.2cm">
          <text:p text:style-name="P26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8" draw:layer="layout" svg:width="1.2cm" svg:height="1.2cm" svg:x="15.525cm" svg:y="11.475cm">
          <text:p text:style-name="P27"><text:span text:style-name="T13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22" draw:layer="layout" svg:width="1.2cm" svg:height="1.2cm" svg:x="14.25cm" svg:y="8.625cm">
          <text:p text:style-name="P26"><text:span text:style-name="T14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22" draw:layer="layout" svg:width="1.2cm" svg:height="1.2cm" svg:x="14.25cm" svg:y="9.9cm">
          <text:p text:style-name="P26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2" draw:layer="layout" svg:width="1.2cm" svg:height="1.2cm" svg:x="14.25cm" svg:y="11.175cm">
          <text:p text:style-name="P26"><text:span text:style-name="T14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975cm" svg:y="9cm">
          <text:p text:style-name="P17"><text:span text:style-name="T13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2" draw:layer="layout" svg:width="1.2cm" svg:height="1.2cm" svg:x="12.975cm" svg:y="10.275cm">
          <text:p text:style-name="P26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2.975cm" svg:y="11.55cm">
          <text:p text:style-name="P29"><text:span text:style-name="T14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2" draw:layer="layout" svg:width="1.2cm" svg:height="1.2cm" svg:x="11.7cm" svg:y="9.45cm">
          <text:p text:style-name="P31"><text:span text:style-name="T16">Lea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4" draw:layer="layout" svg:width="1.2cm" svg:height="1.2cm" svg:x="11.7cm" svg:y="10.725cm">
          <text:p text:style-name="P33"><text:span text:style-name="T4">Caploc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12.3cm">
          <text:p text:style-name="P29"><text:span text:style-name="T14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13.125cm">
          <text:p text:style-name="P1"><text:span text:style-name="T1">_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13.05cm">
          <text:p text:style-name="P1"><text:span text:style-name="T1">: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12.975cm">
          <text:p text:style-name="P1"><text:span text:style-name="T1">;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1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1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2.675cm" svg:y="1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7.5cm">
          <text:p text:style-name="P24"><text:span text:style-name="T12">Arro</text:span><text:span text:style-name="T12">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6" draw:layer="layout" svg:width="1.2cm" svg:height="1.2cm" svg:x="6.3cm" svg:y="31.95cm">
          <text:p text:style-name="P35"><text:span text:style-name="T16">Macro</text:span></text:p>
          <text:p text:style-name="P35"><text:span text:style-name="T17">Recor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32" draw:layer="layout" svg:width="1.2cm" svg:height="1.2cm" svg:x="6.3cm" svg:y="33.225cm">
          <text:p text:style-name="P31"><text:span text:style-name="T16">Macro</text:span></text:p>
          <text:p text:style-name="P31"><text:span text:style-name="T16">G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38" draw:layer="layout" svg:width="1.2cm" svg:height="1.2cm" svg:x="5.025cm" svg:y="31.5cm">
          <text:p text:style-name="P37"><text:span text:style-name="T18">Wh</text:span></text:p>
          <text:p text:style-name="P37"><text:span text:style-name="T18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22" draw:layer="layout" svg:width="1.2cm" svg:height="1.2cm" svg:x="5.025cm" svg:y="32.775cm">
          <text:p text:style-name="P26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5.025cm" svg:y="34.05cm">
          <text:p text:style-name="P29"><text:span text:style-name="T14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8" draw:layer="layout" svg:width="1.2cm" svg:height="1.2cm" svg:x="3.75cm" svg:y="31.125cm">
          <text:p text:style-name="P37"><text:span text:style-name="T18">Wh</text:span></text:p>
          <text:p text:style-name="P37"><text:span text:style-name="T18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22" draw:layer="layout" svg:width="1.2cm" svg:height="1.2cm" svg:x="3.75cm" svg:y="32.4cm">
          <text:p text:style-name="P26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3.75cm" svg:y="33.675cm">
          <text:p text:style-name="P29"><text:span text:style-name="T14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22" draw:layer="layout" svg:width="1.2cm" svg:height="1.2cm" svg:x="2.475cm" svg:y="31.425cm">
          <text:p text:style-name="P26"><text:span text:style-name="T19">Wh</text:span></text:p>
          <text:p text:style-name="P26"><text:span text:style-name="T18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22" draw:layer="layout" svg:width="1.2cm" svg:height="1.2cm" svg:x="2.475cm" svg:y="32.7cm">
          <text:p text:style-name="P26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2.475cm" svg:y="33.975cm">
          <text:p text:style-name="P29"><text:span text:style-name="T14">S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22" draw:layer="layout" svg:width="1.2cm" svg:height="1.2cm" svg:x="1.2cm" svg:y="32.25cm">
          <text:p text:style-name="P26"><text:span text:style-name="T20">Wh</text:span></text:p>
          <text:p text:style-name="P26"><text:span text:style-name="T2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22" draw:layer="layout" svg:width="1.2cm" svg:height="1.2cm" svg:x="1.2cm" svg:y="33.525cm">
          <text:p text:style-name="P26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.2cm" svg:y="34.8cm">
          <text:p text:style-name="P29"><text:span text:style-name="T14">Bs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2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6.8cm" svg:y="33.525cm">
          <text:p text:style-name="P17"><text:span text:style-name="T13">Speed </text:span><text:span text:style-name="T13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1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5.525cm" svg:y="32.7cm">
          <text:p text:style-name="P29"><text:span text:style-name="T14">Speed </text:span><text:span text:style-name="T14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1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4.25cm" svg:y="32.4cm">
          <text:p text:style-name="P29"><text:span text:style-name="T14">Speed </text:span><text:span text:style-name="T14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3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2.975cm" svg:y="32.775cm">
          <text:p text:style-name="P29"><text:span text:style-name="T14">Speed </text:span><text:span text:style-name="T14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4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1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3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4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5.325cm" svg:y="35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35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35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0.125cm" svg:y="35.475cm">
          <text:p text:style-name="P17"><text:span text:style-name="T13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1.4cm" svg:y="35.55cm">
          <text:p text:style-name="P17"><text:span text:style-name="T13">Btn 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2.675cm" svg:y="35.625cm">
          <text:p text:style-name="P17"><text:span text:style-name="T13">Bt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30cm">
          <text:p text:style-name="P24"><text:span text:style-name="T1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4cm">
          <text:p text:style-name="P21"><text:span text:style-name="T14">FN1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5.275cm">
          <text:p text:style-name="P21"><text:span text:style-name="T14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5.025cm" svg:y="26.55cm">
          <text:p text:style-name="P21"><text:span text:style-name="T14">FN1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3.625cm">
          <text:p text:style-name="P21"><text:span text:style-name="T14">FN1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4.9cm">
          <text:p text:style-name="P21"><text:span text:style-name="T14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3.75cm" svg:y="26.175cm">
          <text:p text:style-name="P21"><text:span text:style-name="T14">FN1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3.925cm">
          <text:p text:style-name="P21"><text:span text:style-name="T14">FN1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5.2cm">
          <text:p text:style-name="P21"><text:span text:style-name="T14">FN1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2.475cm" svg:y="26.475cm">
          <text:p text:style-name="P21"><text:span text:style-name="T14">FN1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8" draw:layer="layout" svg:width="1.2cm" svg:height="1.2cm" svg:x="1.2cm" svg:y="26.025cm">
          <text:p text:style-name="P17"><text:span text:style-name="T13">FN2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4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6.025cm">
          <text:p text:style-name="P29"><text:span text:style-name="T14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3.925cm">
          <text:p text:style-name="P39"><text:span text:style-name="T18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5.2cm">
          <text:p text:style-name="P39"><text:span text:style-name="T18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5.525cm" svg:y="26.475cm">
          <text:p text:style-name="P39"><text:span text:style-name="T18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3.625cm">
          <text:p text:style-name="P39"><text:span text:style-name="T18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4.9cm">
          <text:p text:style-name="P39"><text:span text:style-name="T18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4.25cm" svg:y="26.175cm">
          <text:p text:style-name="P39"><text:span text:style-name="T18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4cm">
          <text:p text:style-name="P39"><text:span text:style-name="T18">FN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5.275cm">
          <text:p text:style-name="P39"><text:span text:style-name="T18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0" draw:layer="layout" svg:width="1.2cm" svg:height="1.2cm" svg:x="12.975cm" svg:y="26.55cm">
          <text:p text:style-name="P39"><text:span text:style-name="T18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4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25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30" draw:layer="layout" svg:width="1.2cm" svg:height="1.2cm" svg:x="16.8cm" svg:y="27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27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1.4cm" svg:y="28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cm" svg:height="1.2cm" svg:x="12.675cm" svg:y="28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22.5cm">
          <text:p text:style-name="P24"><text:span text:style-name="T12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3cm" svg:y="40.725cm">
          <text:p text:style-name="P1"><text:span text:style-name="T1">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025cm" svg:y="39cm">
          <text:p text:style-name="P1"><text:span text:style-name="T1">Ô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22" draw:layer="layout" svg:width="1.2cm" svg:height="1.2cm" svg:x="5.025cm" svg:y="40.275cm">
          <text:p text:style-name="P21"><text:span text:style-name="T1">Ò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22" draw:layer="layout" svg:width="1.2cm" svg:height="1.2cm" svg:x="5.025cm" svg:y="41.55cm">
          <text:p text:style-name="P21"><text:span text:style-name="T1">Ö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38.625cm">
          <text:p text:style-name="P1"><text:span text:style-name="T1">Ê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5" draw:text-style-name="P22" draw:layer="layout" svg:width="1.2cm" svg:height="1.2cm" svg:x="3.75cm" svg:y="39.9cm">
          <text:p text:style-name="P21"><text:span text:style-name="T1">È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75cm" svg:y="41.175cm">
          <text:p text:style-name="P1"><text:span text:style-name="T1">Ë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38.925cm">
          <text:p text:style-name="P1"><text:span text:style-name="T1">Ç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6" draw:text-style-name="P22" draw:layer="layout" svg:width="1.2cm" svg:height="1.2cm" svg:x="2.475cm" svg:y="40.2cm">
          <text:p text:style-name="P21"><text:span text:style-name="T1">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2.475cm" svg:y="41.475cm">
          <text:p text:style-name="P1"><text:span text:style-name="T1">Æ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39.75cm">
          <text:p text:style-name="P1"><text:span text:style-name="T1">Â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1.025cm">
          <text:p text:style-name="P1"><text:span text:style-name="T1">À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2cm" svg:y="42.3cm">
          <text:p text:style-name="P1"><text:span text:style-name="T1">Ä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39.75cm">
          <text:p text:style-name="P1"><text:span text:style-name="T1">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8cm" svg:y="41.025cm">
          <text:p text:style-name="P1"><text:span text:style-name="T1">Ù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38.925cm">
          <text:p text:style-name="P1"><text:span text:style-name="T1">Î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0.2cm">
          <text:p text:style-name="P1"><text:span text:style-name="T1">Ì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5.525cm" svg:y="41.475cm">
          <text:p text:style-name="P1"><text:span text:style-name="T1">Ï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8.625cm">
          <text:p text:style-name="P1"><text:span text:style-name="T1">Ŷ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39.9cm">
          <text:p text:style-name="P1"><text:span text:style-name="T1">Ỳ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25cm" svg:y="41.175cm">
          <text:p text:style-name="P1"><text:span text:style-name="T1">Ÿ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3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0.275cm">
          <text:p text:style-name="P1"><text:span text:style-name="T1">É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975cm" svg:y="41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39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7cm" svg:y="40.725cm">
          <text:p text:style-name="P1"><text:span text:style-name="T1">»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1" draw:layer="layout" svg:width="1.2cm" svg:height="1.2cm" svg:x="16.8cm" svg:y="42.3cm">
          <text:p text:style-name="P7"><text:span text:style-name="T3">Ü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32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.6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1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4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675cm" svg:y="43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25" draw:layer="layout" svg:width="3.3cm" svg:height="0.6cm" svg:x="0.6cm" svg:y="37.5cm">
          <text:p text:style-name="P24"><text:span text:style-name="T12">FR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Mono NF ExtraBold" svg:font-family="'JetBrainsMono NF ExtraBold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44.9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5-05-21T11:34:00.528899730</dc:date>
    <meta:editing-duration>P3DT17H5M13S</meta:editing-duration>
    <meta:editing-cycles>276</meta:editing-cycles>
    <meta:generator>LibreOffice/24.2.7.2$Linux_X86_64 LibreOffice_project/420$Build-2</meta:generator>
    <meta:print-date>2024-10-22T17:03:13.015328525</meta:print-date>
    <meta:document-statistic meta:object-count="210"/>
  </office:meta>
</office:document-meta>
</file>